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Konzept Robotik/Technik/µC-A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ielgrupp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elche Schüler/innen wollen wir addressieren?</text:p>
                <text:list>
                  <text:list-item>
                    <text:p>(“Konkurrenz” zur Informatik-AG?)</text:p>
                  </text:list-item>
                  <text:list-item>
                    <text:p>Wo gibt es eine Lücke?</text:p>
                  </text:list-item>
                </text:list>
              </text:list-item>
              <text:list-item>
                <text:p>Teilnehmerzah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rganis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Zeit</text:p>
                <text:list>
                  <text:list-item>
                    <text:p>Termin</text:p>
                  </text:list-item>
                  <text:list-item>
                    <text:p>Zyklus</text:p>
                  </text:list-item>
                </text:list>
              </text:list-item>
              <text:list-item>
                <text:p>Raum (Computer benötigt)</text:p>
              </text:list-item>
              <text:list-item>
                <text:p>Lehrperso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hal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ptionen</text:p>
                <text:list>
                  <text:list-item>
                    <text:p>Vorgefertigte Plattform für Education (Lego,…)</text:p>
                  </text:list-item>
                  <text:list-item>
                    <text:p>Offene Plattform (Arduino, ESP32)</text:p>
                  </text:list-item>
                  <text:list-item>
                    <text:p>Konkretes Ziel</text:p>
                  </text:list-item>
                  <text:list-item>
                    <text:p>Offen lassen, mit Teilnehmern diskutieren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1:56:53.957587729</meta:creation-date>
    <meta:editing-duration>PT18M24S</meta:editing-duration>
    <meta:editing-cycles>4</meta:editing-cycles>
    <meta:generator>LibreOffice/24.2.7.2$Linux_X86_64 LibreOffice_project/420$Build-2</meta:generator>
    <dc:title>Blue Curve</dc:title>
    <dc:date>2025-08-18T12:27:18.829973929</dc:date>
    <meta:document-statistic meta:object-count="50"/>
  </office:meta>
</office:document-meta>
</file>